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55054AE6A515002A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7.641cm" svg:height="22.25cm" svg:x="11.109cm" svg:y="4.25cm">
          <draw:image xlink:href="Pictures/10000201000001F4000001F455054AE6A515002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36:54.645931745</dc:date>
    <meta:editing-duration>PT24M43S</meta:editing-duration>
    <meta:editing-cycles>9</meta:editing-cycles>
    <meta:generator>LibreOffice/7.0.6.2$Linux_X86_64 LibreOffice_project/00$Build-2</meta:generator>
    <meta:document-statistic meta:object-count="7"/>
  </office:meta>
</office:document-meta>
</file>